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cc77" officeooo:paragraph-rsid="0016cc77"/>
    </style:style>
    <style:style style:name="P2" style:family="paragraph" style:parent-style-name="Preformatted_20_Text">
      <style:text-properties officeooo:rsid="0016cc77" officeooo:paragraph-rsid="0016cc77"/>
    </style:style>
    <style:style style:name="P3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fi</text:p>
      <text:p text:style-name="P1"/>
      <text:p text:style-name="P2"><text:span text:style-name="Source_20_Text">wget https://anduin.linuxfromscratch.org/sources/linux-firmware/iwlwifi-so-a0-gf-a0-72.ucode</text:span></text:p>
      <text:p text:style-name="P3"><text:span text:style-name="Source_20_Text">sudo cp iwlwifi-so-a0-gf-a0-68.ucode /usr/lib/firmware/</text:span></text:p>
      <text:p text:style-name="P2"><text:span text:style-name="Source_20_Text">wget https://anduin.linuxfromscratch.org/sources/linux-firmware/iwlwifi-so-a0-gf-a0.pnvm</text:span></text:p>
      <text:p text:style-name="P3"><text:span text:style-name="Source_20_Text">sudo cp iwlwifi-so-a0-gf-a0.pnvm /usr/lib/firmware/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1:57:47.229345229</meta:creation-date>
    <dc:date>2023-09-08T11:58:23.703122949</dc:date>
    <meta:editing-duration>PT36S</meta:editing-duration>
    <meta:editing-cycles>1</meta:editing-cycles>
    <meta:document-statistic meta:table-count="0" meta:image-count="0" meta:object-count="0" meta:page-count="1" meta:paragraph-count="5" meta:word-count="13" meta:character-count="290" meta:non-whitespace-character-count="282"/>
    <meta:generator>LibreOffice/6.0.7.3$Linux_X86_64 LibreOffice_project/00m0$Build-3</meta:generator>
  </office:meta>
</office:document-meta>
</file>